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45f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text-emphasize="none"/>
    </style:style>
    <style:style style:name="T95" style:family="text">
      <style:text-properties style:font-name="標楷體1"/>
    </style:style>
    <style:style style:name="T96" style:family="text">
      <style:text-properties style:font-name="標楷體1" style:font-name-asian="標楷體1"/>
    </style:style>
    <style:style style:name="T97" style:family="text">
      <style:text-properties style:font-name="標楷體1" officeooo:rsid="0a6d63ec" style:font-name-asian="標楷體1"/>
    </style:style>
    <style:style style:name="T98" style:family="text">
      <style:text-properties style:font-name="標楷體1" style:text-underline-style="solid" style:text-underline-width="auto" style:text-underline-color="font-color"/>
    </style:style>
    <style:style style:name="T99" style:family="text">
      <style:text-properties style:font-name="標楷體1" style:text-underline-style="solid" style:text-underline-width="auto" style:text-underline-color="font-color" officeooo:rsid="2a54d6c6"/>
    </style:style>
    <style:style style:name="T100" style:family="text">
      <style:text-properties style:font-name="標楷體1" style:text-underline-style="solid" style:text-underline-width="auto" style:text-underline-color="font-color" officeooo:rsid="2ab2d7e2"/>
    </style:style>
    <style:style style:name="T101" style:family="text">
      <style:text-properties style:font-name="標楷體1" officeooo:rsid="3449857d"/>
    </style:style>
    <style:style style:name="T102" style:family="text">
      <style:text-properties style:font-name="標楷體1" officeooo:rsid="2968fd3e"/>
    </style:style>
    <style:style style:name="T103" style:family="text">
      <style:text-properties style:font-name="標楷體1" officeooo:rsid="2a524b7f"/>
    </style:style>
    <style:style style:name="T104" style:family="text">
      <style:text-properties style:font-name="標楷體1" style:text-underline-style="none" style:font-name-asian="標楷體1"/>
    </style:style>
    <style:style style:name="T105" style:family="text">
      <style:text-properties style:font-name="標楷體1" officeooo:rsid="2a6ee61b"/>
    </style:style>
    <style:style style:name="T106" style:family="text">
      <style:text-properties officeooo:rsid="3449857d"/>
    </style:style>
    <style:style style:name="T107" style:family="text">
      <style:text-properties style:font-name="Liberation Serif" officeooo:rsid="0a6d63ec" style:font-name-asian="標楷體1"/>
    </style:style>
    <style:style style:name="T108" style:family="text">
      <style:text-properties officeooo:rsid="0a6d63ec"/>
    </style:style>
    <style:style style:name="T109" style:family="text">
      <style:text-properties officeooo:rsid="2f7a955a"/>
    </style:style>
    <style:style style:name="T11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1" style:family="text">
      <style:text-properties style:font-name-asian="標楷體1"/>
    </style:style>
    <style:style style:name="T112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2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7"><text:span text:style-name="T84">肉質層個體、意識層個體、精神層個體</text:span>，。</text:p>
            </text:list-item>
            <text:list-item>
              <text:p text:style-name="P38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8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0"><text:span text:style-name="T84">學門</text:span>，。</text:p>
            </text:list-item>
          </text:list>
        </text:list-item>
        <text:list-item>
          <text:p text:style-name="P5">大自然<text:span text:style-name="T95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6"> (第1本)</text:span></text:p>
          <text:list>
            <text:list-item>
              <text:p text:style-name="P40"><text:span text:style-name="T1">間諜</text:span>，<text:span text:style-name="T109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1">位</text:span><text:span text:style-name="T56">器</text:span><text:span text:style-name="T54">、電磁波、</text:span><text:span text:style-name="T91">位</text:span><text:span text:style-name="T92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6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4"><text:span text:style-name="T83">速度</text:span>，位移、時間。</text:p>
            </text:list-item>
            <text:list-item>
              <text:p text:style-name="P63"><text:span text:style-name="T88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5"><text:span text:style-name="T98">&lt;?</text:span><text:span text:style-name="T99">a&gt;</text:span><text:span text:style-name="T6">個體</text:span>，。</text:p>
            </text:list-item>
            <text:list-item>
              <text:p text:style-name="P59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1"><text:span text:style-name="T89">型態層級</text:span>，<text:span text:style-name="T72">第</text:span><text:span text:style-name="T93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98"> (第</text:span><text:span text:style-name="T100">2</text:span><text:span text:style-name="T98">本)</text:span></text:p>
          <text:list>
            <text:list-item>
              <text:p text:style-name="P68"><text:span text:style-name="T90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69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</text:span>。</text:p>
            </text:list-item>
          </text:list>
        </text:list-item>
        <text:list-item>
          <text:p text:style-name="P8"><text:span text:style-name="T96">宇宙胞 (第1本</text:span><text:span text:style-name="T95">)</text:span></text:p>
          <text:list>
            <text:list-item>
              <text:p text:style-name="P46"><text:span text:style-name="T83">冷寂</text:span>，。</text:p>
            </text:list-item>
          </text:list>
        </text:list-item>
        <text:list-item>
          <text:p text:style-name="P7">物質世界學<text:span text:style-name="T96"> (第1本)</text:span></text:p>
          <text:list>
            <text:list-item>
              <text:p text:style-name="P58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7"><text:span text:style-name="T85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48"><text:span text:style-name="T85">冷次定律</text:span>，摩擦光、摩擦力。</text:p>
            </text:list-item>
            <text:list-item>
              <text:p text:style-name="P66"><text:span text:style-name="T85">光譜線</text:span>，。</text:p>
            </text:list-item>
          </text:list>
        </text:list-item>
        <text:list-item>
          <text:p text:style-name="P70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5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5">社會 (第</text:span><text:span text:style-name="T103">2</text:span><text:span text:style-name="T95">本)</text:span></text:p>
          <text:list>
            <text:list-item>
              <text:p text:style-name="P34"><text:span text:style-name="T82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。</text:span></text:p>
            </text:list-item>
            <text:list-item>
              <text:p text:style-name="P35"><text:span text:style-name="T61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95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2">哲學<text:span text:style-name="T95"> (第</text:span><text:span text:style-name="T105">2</text:span><text:span text:style-name="T95">本)</text:span></text:p>
          <text:list>
            <text:list-item>
              <text:p text:style-name="P33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7">時空</text:span><text:span text:style-name="T97">旅行 (第1本)</text:span></text:p>
          <text:list>
            <text:list-item>
              <text:p text:style-name="P49"><text:span text:style-name="T3">時空旅行的 悖論</text:span><text:span text:style-name="T108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4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6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1"><text:span text:style-name="T84">第</text:span><text:span text:style-name="T11">a</text:span><text:span text:style-name="T84">層級</text:span><text:span text:style-name="T87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6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64"><text:span text:style-name="T1">歷史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106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4"><text:span text:style-name="T2">科舉</text:span><text:span text:style-name="T106">，</text:span>。</text:p>
            </text:list-item>
          </text:list>
        </text:list-item>
        <text:list-item>
          <text:p text:style-name="P4"><text:span text:style-name="T96">歷史人物 （第1本</text:span><text:span text:style-name="T111">）</text:span></text:p>
          <text:list>
            <text:list-item>
              <text:p text:style-name="P54"><text:span text:style-name="T98">商鞅</text:span><text:span text:style-name="T95">，法家、</text:span><text:span text:style-name="T101">商君書</text:span><text:span text:style-name="T95">。</text:span></text:p>
            </text:list-item>
            <text:list-item>
              <text:p text:style-name="P54"><text:span text:style-name="T98">蘇格拉底</text:span><text:span text:style-name="T95">，愛因斯坦、</text:span><text:span text:style-name="T106">思想實驗</text:span><text:span text:style-name="T95">。</text:span></text:p>
            </text:list-item>
            <text:list-item>
              <text:p text:style-name="P55"><text:span text:style-name="T2">柏拉圖</text:span><text:span text:style-name="T95">，。</text:span></text:p>
            </text:list-item>
            <text:list-item>
              <text:p text:style-name="P65"><text:span text:style-name="T5">亞里斯多德</text:span><text:span text:style-name="T95">，快樂、</text:span><text:span text:style-name="T109">賦予意義、認定有意義、認定有價值、無知、有知、未知、已知、現象 → 本質</text:span>、<text:span text:style-name="T112">函數名稱 → 函數曲線、函數方程式、字詞 → 定義、視覺、眼睛、視網膜、視神經、大腦</text:span><text:span text:style-name="T95">。</text:span></text:p>
            </text:list-item>
            <text:list-item>
              <text:p text:style-name="P55"><text:span text:style-name="T98">尼采</text:span><text:span text:style-name="T95">，。</text:span></text:p>
            </text:list-item>
          </text:list>
        </text:list-item>
        <text:list-item>
          <text:p text:style-name="P30"><text:span text:style-name="T95">靈魂世界學 （第</text:span><text:span text:style-name="T102">1本</text:span><text:span text:style-name="T95">）</text:span></text:p>
          <text:list>
            <text:list-item>
              <text:p text:style-name="P56"><text:span text:style-name="T83">受到 靈魂層個體、超能力個體 影響 有機率出現的 現象</text:span><text:span text:style-name="T95">，</text:span><text:span text:style-name="T17">Y</text:span><text:span text:style-name="T18">ouTube、手機、機械手錶</text:span><text:span text:style-name="T110">、函數</text:span><text:span text:style-name="T18">、發條</text:span><text:span text:style-name="T95">。</text:span></text:p>
            </text:list-item>
            <text:list-item>
              <text:p text:style-name="P57"><text:span text:style-name="T98">靈魂世界學</text:span><text:span text:style-name="T95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21:01:56.857000000</dc:date>
    <meta:editing-duration>P213DT1H20M36S</meta:editing-duration>
    <meta:editing-cycles>10136</meta:editing-cycles>
    <meta:document-statistic meta:table-count="0" meta:image-count="0" meta:object-count="0" meta:page-count="1" meta:paragraph-count="82" meta:word-count="2703" meta:character-count="2888" meta:non-whitespace-character-count="2836"/>
  </office:meta>
</office:document-meta>
</file>